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9da" officeooo:paragraph-rsid="000f1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gabaah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1:57:58.276828670</meta:creation-date>
    <dc:date>2019-05-21T21:58:10.198967586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1.5.2$Linux_X86_64 LibreOffice_project/10$Build-2</meta:generator>
  </office:meta>
</office:document-meta>
</file>